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51ace2a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?GameState? <text:s/>Confir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Trophy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Imp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I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Imp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07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4ac11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OpenSosMsg_Tutorial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27T21:31:47Z</dc:date>
    <meta:editing-cycles>40</meta:editing-cycles>
    <meta:editing-duration>PT14966S</meta:editing-duration>
  </office:meta>
</office:document-meta>
</file>